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mulação</text:p>
          </table:table-cell>
          <table:table-cell office:value-type="string" calcext:value-type="string">
            <text:p>Raio P1 (mm)</text:p>
          </table:table-cell>
          <table:table-cell office:value-type="string" calcext:value-type="string">
            <text:p>Raio P2 (mm)</text:p>
          </table:table-cell>
          <table:table-cell office:value-type="string" calcext:value-type="string">
            <text:p>Densidade P1 (mm)</text:p>
          </table:table-cell>
          <table:table-cell office:value-type="string" calcext:value-type="string">
            <text:p>Densidade P2 (mm)</text:p>
          </table:table-cell>
          <table:table-cell office:value-type="string" calcext:value-type="string">
            <text:p>sig_inf (-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office:value-type="float" office:value="0.0781263916661143" calcext:value-type="float">
            <text:p>0,0781</text:p>
          </table:table-cell>
          <table:table-cell table:style-name="ce2" office:value-type="float" office:value="0.00843466961215413" calcext:value-type="float">
            <text:p>0,008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" office:value-type="float" office:value="0.0812319905472187" calcext:value-type="float">
            <text:p>0,0812</text:p>
          </table:table-cell>
          <table:table-cell table:style-name="ce2" office:value-type="float" office:value="0.00619257817996395" calcext:value-type="float">
            <text:p>0,00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office:value-type="float" office:value="0.0423815362558323" calcext:value-type="float">
            <text:p>0,0424</text:p>
          </table:table-cell>
          <table:table-cell table:style-name="ce2" office:value-type="float" office:value="0.00266884934080836" calcext:value-type="float">
            <text:p>0,00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" office:value-type="float" office:value="0.0429882374219347" calcext:value-type="float">
            <text:p>0,0430</text:p>
          </table:table-cell>
          <table:table-cell table:style-name="ce2" office:value-type="float" office:value="0.00277594389396267" calcext:value-type="float">
            <text:p>0,00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office:value-type="float" office:value="0.146290790278874" calcext:value-type="float">
            <text:p>0,1463</text:p>
          </table:table-cell>
          <table:table-cell table:style-name="ce2" office:value-type="float" office:value="0.00482335127529974" calcext:value-type="float">
            <text:p>0,004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" office:value-type="float" office:value="0.143436019220742" calcext:value-type="float">
            <text:p>0,1434</text:p>
          </table:table-cell>
          <table:table-cell table:style-name="ce2" office:value-type="float" office:value="0.00528054333872793" calcext:value-type="float">
            <text:p>0,00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127008710082598" calcext:value-type="float">
            <text:p>0,1270</text:p>
          </table:table-cell>
          <table:table-cell table:style-name="ce2" office:value-type="float" office:value="0.00224385244492504" calcext:value-type="float">
            <text:p>0,00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131699876055705" calcext:value-type="float">
            <text:p>0,1317</text:p>
          </table:table-cell>
          <table:table-cell table:style-name="ce2" office:value-type="float" office:value="0.00147164562326217" calcext:value-type="float">
            <text:p>0,0015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4:05:27.467131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0:50:18.123947971</meta:creation-date>
    <dc:date>2019-06-04T12:23:37.758500313</dc:date>
    <meta:editing-duration>PT1H5M18S</meta:editing-duration>
    <meta:editing-cycles>2</meta:editing-cycles>
    <meta:generator>LibreOffice/5.1.6.2$Linux_X86_64 LibreOffice_project/10m0$Build-2</meta:generator>
    <meta:document-statistic meta:table-count="1" meta:cell-count="62" meta:object-count="0"/>
  </office:meta>
</office:document-meta>
</file>